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MediaTypeException.getDetailMessage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MediaTypeException.HttpMediaType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MediaTypeException.HttpMediaTypeException( String message , List &lt; MediaType &gt; supportedMediaTypes , @ Nullable String messageDetailCode , @ Nullable Object [ ] messageDetailArgume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tpMediaTypeException.get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MediaTypeException.HttpMediaTypeException( String message , List &lt; MediaType &gt; supportedMedia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MediaTypeException.getDetailMessage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MediaTypeException.getSupportedMedia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